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paragraph-properties fo:break-before="page"/>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text-align="center" style:justify-single-word="false"/>
      <style:text-properties officeooo:paragraph-rsid="0010c62a"/>
    </style:style>
    <style:style style:name="P5"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10c62a"/>
    </style:style>
    <style:style style:name="P6"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0c62a" style:font-weight-asian="normal" style:font-weight-complex="normal" loext:padding="0in" loext:border="none" loext:shadow="none"/>
    </style:style>
    <style:style style:name="P7"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0c62a" style:font-weight-asian="normal" style:font-weight-complex="normal" loext:padding="0in" loext:border="none" loext:shadow="none"/>
    </style:style>
    <style:style style:name="P8"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fo:font-weight="normal" officeooo:rsid="008b8f32" officeooo:paragraph-rsid="0010c62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04d6a" style:font-weight-asian="normal" style:font-weight-complex="normal"/>
    </style:style>
    <style:style style:name="T3" style:family="text">
      <style:text-properties fo:font-weight="normal" officeooo:rsid="0002873c" style:font-weight-asian="normal" style:font-weight-complex="normal"/>
    </style:style>
    <style:style style:name="T4" style:family="text">
      <style:text-properties fo:font-weight="normal" officeooo:rsid="0010c62a" style:font-weight-asian="normal" style:font-weight-complex="normal"/>
    </style:style>
    <style:style style:name="T5" style:family="text">
      <style:text-properties officeooo:rsid="00a303d7"/>
    </style:style>
    <style:style style:name="T6" style:family="text">
      <style:text-properties officeooo:rsid="008b8f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text:span></text:p>
      <text:h text:style-name="P1" text:outline-level="2"><text:span text:style-name="Strong_20_Emphasis">The SpiritWiki as Knowledge Community</text:span></text:h>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Mike Sosteric</text:span></text:span></text:p>
      <text:p text:style-name="P4"><text:span text:style-name="Strong_20_Emphasis"><text:span text:style-name="T3">&amp; </text:span></text:span></text:p>
      <text:p text:style-name="P4"><text:span text:style-name="Strong_20_Emphasis"><text:span text:style-name="T3">Kimi</text:span></text:span></text:p>
      <text:p text:style-name="P4"><text:span text:style-name="Strong_20_Emphasis"><text:span text:style-name="T1"/></text:span></text:p>
      <text:p text:style-name="P4"><text:span text:style-name="Strong_20_Emphasis"><text:span text:style-name="T2">Version: 1.0 </text:span></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6"><text:span text:style-name="T5">Support the SpiritWiki</text:span><text:span text:style-name="T6"><text:line-break/>Join </text:span>our <text:a xlink:type="simple" xlink:href="https://www.patreon.com/posts/107392422?collection=151795" text:style-name="Internet_20_link" text:visited-style-name="Visited_20_Internet_20_Link">Patreon</text:a></text:p>
      <text:p text:style-name="P7"/>
      <text:p text:style-name="P7"/>
      <text:p text:style-name="P8">The most up to date version of this article <text:line-break/>may be found at the SpiritWiki Repository.</text:p>
      <text:p text:style-name="P5"><text:span text:style-name="T1"/></text:p>
      <text:p text:style-name="P5"><text:a xlink:type="simple" xlink:href="https://repo-spiritwiki.lightningpath.org/" text:style-name="Internet_20_link" text:visited-style-name="Visited_20_Internet_20_Link"><text:span text:style-name="T1">https://repo-spiritwiki.lightningpath.org</text:span></text:a></text:p>
      <text:p text:style-name="P5"><text:span text:style-name="Strong_20_Emphasis"><text:span text:style-name="T2"/></text:span></text:p>
      <text:p text:style-name="P5"><text:span text:style-name="Strong_20_Emphasis"><text:span text:style-name="T2"/></text:span></text:p>
      <text:p text:style-name="Standard"/>
      <text:p text:style-name="P2">If you have been reading this series, you already know two things about the SpiritWiki. First, as detailed in the preceding article, it is not a static encyclopedia or a fancy textbook but a living, mycelial web of over 1,700 semantically linked concepts that evolves in real time (Sosteric, 2026a). Second, as argued in the article immediately prior, it functions as a <text:span text:style-name="Emphasis">boundary object</text:span>—a shared resource that psychologists, sociologists, spiritual practitioners, and activists can all interpret through their own lenses while still coordinating around a common purpose (Star &amp; Griesemer, 1989; Sosteric, 2026b).</text:p>
      <text:p text:style-name="Standard">But there is a third thing you need to know, and it is perhaps the most theoretically consequential: <text:span text:style-name="Strong_20_Emphasis">the SpiritWiki is a knowledge community</text:span>.</text:p>
      <text:p text:style-name="Standard">That phrase is easy to gloss over, so let me be precise about what it means and, just as importantly, what it does <text:span text:style-name="Emphasis">not</text:span> mean. The SpiritWiki is <text:span text:style-name="Strong_20_Emphasis">not</text:span> a repository of settled knowledge. If you arrive expecting a mausoleum of finished facts—concepts sealed behind glass, labeled, and retired from inquiry—you will be disappointed. Yes, the SpiritWiki contains definitions, distinctions, and theoretical frameworks. But every entry is an <text:span text:style-name="Strong_20_Emphasis">ongoing site of inquiry</text:span>. <text:span text:style-name="Emphasis">Toxic Socialization</text:span> is not a closed case; it is a living question that deepens with every new survivor narrative, every fresh study, every clinical insight. <text:span text:style-name="Emphasis">Human Potential</text:span> is not a fixed destination; it is a horizon that recedes and expands as our understanding grows. The concepts are canonical in the sense that they are vetted and stewarded, but they are never <text:span text:style-name="Emphasis">finished</text:span>.</text:p>
      <text:p text:style-name="Standard">This is where the SpiritWiki fundamentally diverges from both traditional textbooks and open encyclopedias. A textbook freezes theory at the moment of publication. Once Maslow’s hierarchy entered the textbook industrial complex, it became almost impossible to correct, refine, or protect from commercial distortion (Sosteric, 2026a). By contrast, Wikipedia’s anything-goes model invites epistemic chaos; without accountable stewardship, entries become battlegrounds for ideological capture and corporate public relations. The SpiritWiki threads a needle between these failures: it is <text:span text:style-name="Strong_20_Emphasis">curated enough to be trustworthy</text:span> and <text:span text:style-name="Strong_20_Emphasis">open enough to remain alive</text:span>.</text:p>
      <text:p text:style-name="Standard">So what holds it together if not the authority of a publisher or the chaos of the mob? <text:span text:style-name="Strong_20_Emphasis">A community of shared concern.</text:span></text:p>
      <text:p text:style-name="Standard">The concept of a <text:span text:style-name="Emphasis">community of practice</text:span>—a group of people who share a concern or passion for something they do and learn how to do it better as they interact regularly—was developed by Lave and Wenger (1991) and elaborated by Wenger (1998) to describe how knowledge is produced and maintained through social participation rather than individual cognition or institutional decree. The SpiritWiki is precisely such a community. It is organized around a specific, explicit set of transformative purposes: <text:span text:style-name="Strong_20_Emphasis">human development</text:span>, the <text:span text:style-name="Strong_20_Emphasis">actuation of full human potential</text:span>, the <text:span text:style-name="Strong_20_Emphasis">creation of harmonic social order</text:span>, and the <text:span text:style-name="Strong_20_Emphasis">healing of our planet</text:span>. Everyone who enters—whether as a reader, a contributor, or a Knowledge Steward—is participating in a community of practice devoted to these ends.</text:p>
      <text:p text:style-name="Standard">The Stewards are not archivists dusting off settled truths. They are active members of a knowledge community who refine, contest, and evolve the framework as new evidence, insight, and experience emerge. Their authority derives not from institutional credentialing alone but from their <text:span text:style-name="Strong_20_Emphasis">demonstrable commitment to the community’s transformative goals</text:span> and their <text:span text:style-name="Strong_20_Emphasis">verifiable expertise</text:span> in specific domains. This aligns with what Ostrom (1990) identified in her analysis of successful commons: collective resources survive not through top-down control or open-access free-for-all, but through clear boundaries, shared norms, and accountable stewardship.</text:p>
      <text:p text:style-name="Standard">This makes the SpiritWiki a <text:span text:style-name="Strong_20_Emphasis">commons</text:span> in the fullest sense: a shared resource maintained by a community with shared purposes. Like a medieval commons where villagers collectively managed grazing land, the SpiritWiki requires collective labor, mutual accountability, and agreed-upon rules to prevent enclosure and degradation. The “fencing” is done not by paywalls or copyright but by <text:span text:style-name="Strong_20_Emphasis">epistemic controls</text:span>—ontological grounding, transparent attribution, and the requirement that contributions serve human flourishing rather than private accumulation (Sosteric, 2026a).</text:p>
      <text:p text:style-name="Standard">The community aspect also explains why the SpiritWiki is so difficult to categorize using old frameworks. It is not quite a journal, because it does not publish discrete articles on a slow publication cycle. It is not quite a wiki, because it rejects the ideology that all voices are equally <text:soft-page-break/>valid regardless of expertise or intent. It is not quite a textbook, because it refuses to fossilize. It is something else entirely: a <text:span text:style-name="Strong_20_Emphasis">knowledge community</text:span> that produces, validates, and distributes understanding in continuous, collaborative loops.</text:p>
      <text:p text:style-name="Standard">This has profound implications for how we think about learning and transformation. In a traditional classroom, knowledge flows one way: from the expert to the novice, from the textbook to the student, from the settled to the ignorant. In the SpiritWiki community, knowledge flows in multiple directions simultaneously. A newcomer exploring <text:span text:style-name="Emphasis">Connection Experience</text:span> might follow a trail that leads them to <text:span text:style-name="Emphasis">Resident Monadic Consciousness</text:span>, then to <text:span text:style-name="Emphasis">Fabric of Consciousness</text:span>, then back to their own lived experience with a new vocabulary and a new sense of possibility. In the process, they are not merely consuming knowledge; they are <text:span text:style-name="Strong_20_Emphasis">participating in a community of meaning-making</text:span>. And because the SpiritWiki is semantically linked and instantly updatable, that participation can feed back into the system itself. An insight born in a village in India or a therapy session in Edmonton can, through proper stewardship, become part of the canonical framework within days rather than decades.</text:p>
      <text:p text:style-name="Standard">This is why the SpiritWiki pairs so naturally with deliberative technologies like IBIS—the Issue-Based Information Systems that Jack Park (2010) designed for collaborative sensemaking. Where IBIS federates <text:span text:style-name="Emphasis">conversations</text:span>—the associative trails of thinking together—the SpiritWiki federates <text:span text:style-name="Emphasis">conceptual community</text:span>: the associative trails of knowing together. An IBIS debate about how to heal from toxic socialization might generate positions, arguments, and hard-won consensus. Once vetted, those insights become canonical SpiritWiki entries, ready to seed the next round of conversation. The two systems are complementary halves of Vannevar Bush’s (1945) original vision: one handles the trails of <text:span text:style-name="Emphasis">dialogue</text:span>, the other handles the trails of <text:span text:style-name="Emphasis">discovery</text:span>, and both are maintained by communities of accountable stewardship.</text:p>
      <text:p text:style-name="Standard">If the SpiritWiki were merely a boundary object, it would be useful but inert—a shared reference point that different groups could point to without ever really engaging. If it were merely a knowledge repository, it would be a slightly better textbook—still static, still hierarchical, still dead. But as a <text:span text:style-name="Strong_20_Emphasis">knowledge community</text:span>, it is something else entirely: a living collective where the distinction between producer and consumer, expert and novice, theorist and practitioner, begins to dissolve. We are all here to figure things out together.</text:p>
      <text:p text:style-name="Standard">The technology makes this possible, but the <text:span text:style-name="Strong_20_Emphasis">community</text:span> makes it real. The global internet gives us the pipes; the MediaWiki software gives us the platform; the AI translation on the horizon gives us the reach. But it is the shared commitment to human development and harmonic social order that gives the SpiritWiki its soul.</text:p>
      <text:p text:style-name="Standard">So if you are reading this and wondering where you fit in, the answer is simple: <text:span text:style-name="Strong_20_Emphasis">you already do</text:span>. Whether you arrive as a curious browser, a critical reader, a prospective Knowledge Steward, or a fellow traveler on the path of planetary healing, you are entering a community that has been waiting for you. The concepts are not closed. The conversation is not over. The trail is still being blazed.</text:p>
      <text:p text:style-name="Horizontal_20_Line"/>
      <text:p text:style-name="P3"><text:span text:style-name="Strong_20_Emphasis">References</text:span></text:p>
      <text:p text:style-name="P3">Bush, V. (1945). As We May Think. <text:span text:style-name="Emphasis">The Atlantic Monthly</text:span>, July.</text:p>
      <text:p text:style-name="P3">Lave, J., &amp; Wenger, E. (1991). <text:span text:style-name="Emphasis">Situated Learning: Legitimate Peripheral Participation</text:span>. Cambridge University Press.</text:p>
      <text:p text:style-name="P3">Ostrom, E. (1990). <text:span text:style-name="Emphasis">Governing the Commons: The Evolution of Institutions for Collective Action</text:span>. Cambridge University Press.</text:p>
      <text:p text:style-name="P3">Park, J. (2010). <text:span text:style-name="Emphasis">Boundary Infrastructures for IBIS Federation: Design Rationale, Implementation, and Evaluation</text:span> (KMI-10-01). Knowledge Media Institute, The Open University.</text:p>
      <text:p text:style-name="P3">Star, S. L., &amp; Griesemer, J. R. (1989). Institutional Ecology, 'Translations' and Boundary Objects: Amateurs and Professionals in Berkeley's Museum of Vertebrate Zoology, 1907-39. <text:span text:style-name="Emphasis">Social Studies of Science</text:span>, 19(3), 387–420.</text:p>
      <text:p text:style-name="P3"><text:soft-page-break/>Sosteric, M. (2026a). The SpiritWiki in Detail. <text:span text:style-name="Emphasis">Lightning Path</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P3">Sosteric, M. (2026b). The SpiritWiki as Boundary Object. <text:span text:style-name="Emphasis">Lightning Path</text:span>. <text:a xlink:type="simple" xlink:href="https://repo-spiritwiki.lightningpath.org/HUMAN/the-spiritwiki-as-boundary-object.pdf" office:target-frame-name="_blank" xlink:show="new" text:style-name="Internet_20_link" text:visited-style-name="Visited_20_Internet_20_Link">https://repo-spiritwiki.lightningpath.org/HUMAN/the-spiritwiki-as-boundary-object.pdf</text:a></text:p>
      <text:p text:style-name="P3">Wenger, E. (1998). <text:span text:style-name="Emphasis">Communities of Practice: Learning, Meaning, and Identity</text:span>. Cambridge University Pres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2T07:33:15.787241068</meta:creation-date>
    <dc:date>2026-05-12T07:45:42.655310480</dc:date>
    <meta:editing-duration>PT12M26S</meta:editing-duration>
    <meta:editing-cycles>2</meta:editing-cycles>
    <meta:generator>LibreOffice/24.2.7.2$Linux_X86_64 LibreOffice_project/420$Build-2</meta:generator>
    <meta:document-statistic meta:table-count="0" meta:image-count="0" meta:object-count="0" meta:page-count="4" meta:paragraph-count="31" meta:word-count="1372" meta:character-count="9268" meta:non-whitespace-character-count="7938"/>
  </office:meta>
</office:document-meta>
</file>